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redential_5f_table" style:display-name="Credential_table" style:family="table">
      <style:table-properties style:width="6.925in" table:align="margins"/>
    </style:style>
    <style:style style:name="Credential_5f_table.A" style:display-name="Credential_table.A" style:family="table-column">
      <style:table-column-properties style:column-width="1.1542in" style:rel-column-width="10922*"/>
    </style:style>
    <style:style style:name="Credential_5f_table.B" style:display-name="Credential_table.B" style:family="table-column">
      <style:table-column-properties style:column-width="1.1542in" style:rel-column-width="10923*"/>
    </style:style>
    <style:style style:name="Credential_5f_table.A1" style:display-name="Credential_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Credential_5f_table.F1" style:display-name="Credential_table.F1" style:family="table-cell">
      <style:table-cell-properties fo:padding="0.0382in" fo:border="0.05pt solid #000000"/>
    </style:style>
    <style:style style:name="Credential_5f_table.A2" style:display-name="Credential_table.A2" style:family="table-cell">
      <style:table-cell-properties fo:padding="0.0382in" fo:border-left="0.05pt solid #000000" fo:border-right="none" fo:border-top="none" fo:border-bottom="0.05pt solid #000000"/>
    </style:style>
    <style:style style:name="Credential_5f_table.F2" style:display-name="Credential_table.F2" style:family="table-cell">
      <style:table-cell-properties fo:padding="0.0382in" fo:border-left="0.05pt solid #000000" fo:border-right="0.05pt solid #000000" fo:border-top="none" fo:border-bottom="0.05pt solid #000000"/>
    </style:style>
    <style:style style:name="Host" style:family="table">
      <style:table-properties style:width="6.925in" table:align="margins" style:may-break-between-rows="false"/>
    </style:style>
    <style:style style:name="Host.A" style:family="table-column">
      <style:table-column-properties style:column-width="1.3847in" style:rel-column-width="13106*"/>
    </style:style>
    <style:style style:name="Host.C" style:family="table-column">
      <style:table-column-properties style:column-width="1.3847in" style:rel-column-width="13107*"/>
    </style:style>
    <style:style style:name="Host.A1" style:family="table-cell">
      <style:table-cell-properties fo:padding="0.0382in" fo:border-left="0.05pt solid #000000" fo:border-right="none" fo:border-top="0.05pt solid #000000" fo:border-bottom="0.05pt solid #000000"/>
    </style:style>
    <style:style style:name="Host.E1" style:family="table-cell">
      <style:table-cell-properties fo:padding="0.0382in" fo:border="0.05pt solid #000000"/>
    </style:style>
    <style:style style:name="Host.A2" style:family="table-cell">
      <style:table-cell-properties fo:padding="0.0382in" fo:border-left="0.05pt solid #000000" fo:border-right="none" fo:border-top="none" fo:border-bottom="0.05pt solid #000000"/>
    </style:style>
    <style:style style:name="Host.E2" style:family="table-cell">
      <style:table-cell-properties fo:padding="0.0382in" fo:border-left="0.05pt solid #000000" fo:border-right="0.05pt solid #000000" fo:border-top="none" fo:border-bottom="0.05pt solid #000000"/>
    </style:style>
    <style:style style:name="User_5f_Data" style:display-name="User_Data" style:family="table">
      <style:table-properties style:width="6.925in" table:align="margins"/>
    </style:style>
    <style:style style:name="User_5f_Data.A" style:display-name="User_Data.A" style:family="table-column">
      <style:table-column-properties style:column-width="0.8653in" style:rel-column-width="8191*"/>
    </style:style>
    <style:style style:name="User_5f_Data.C" style:display-name="User_Data.C" style:family="table-column">
      <style:table-column-properties style:column-width="0.866in" style:rel-column-width="8192*"/>
    </style:style>
    <style:style style:name="User_5f_Data.A1" style:display-name="User_Data.A1" style:family="table-cell">
      <style:table-cell-properties fo:padding="0.0382in" fo:border-left="0.05pt solid #000000" fo:border-right="none" fo:border-top="0.05pt solid #000000" fo:border-bottom="0.05pt solid #000000"/>
    </style:style>
    <style:style style:name="User_5f_Data.H1" style:display-name="User_Data.H1" style:family="table-cell">
      <style:table-cell-properties fo:padding="0.0382in" fo:border="0.05pt solid #000000"/>
    </style:style>
    <style:style style:name="User_5f_Data.A2" style:display-name="User_Data.A2" style:family="table-cell">
      <style:table-cell-properties fo:padding="0.0382in" fo:border-left="0.05pt solid #000000" fo:border-right="none" fo:border-top="none" fo:border-bottom="0.05pt solid #000000"/>
    </style:style>
    <style:style style:name="User_5f_Data.H2" style:display-name="User_Data.H2" style:family="table-cell">
      <style:table-cell-properties fo:padding="0.0382in" fo:border-left="0.05pt solid #000000" fo:border-right="0.05pt solid #000000" fo:border-top="none" fo:border-bottom="0.05pt solid #000000"/>
    </style:style>
    <style:style style:name="Competition" style:family="table">
      <style:table-properties style:width="6.8854in" fo:margin-left="0.0458in" table:align="left"/>
    </style:style>
    <style:style style:name="Competition.A" style:family="table-column">
      <style:table-column-properties style:column-width="0.9479in"/>
    </style:style>
    <style:style style:name="Competition.B" style:family="table-column">
      <style:table-column-properties style:column-width="0.9896in"/>
    </style:style>
    <style:style style:name="Competi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petition.G1" style:family="table-cell">
      <style:table-cell-properties fo:padding="0.0382in" fo:border="0.05pt solid #000000"/>
    </style:style>
    <style:style style:name="Competition.A2" style:family="table-cell">
      <style:table-cell-properties fo:padding="0.0382in" fo:border-left="0.05pt solid #000000" fo:border-right="none" fo:border-top="none" fo:border-bottom="0.05pt solid #000000"/>
    </style:style>
    <style:style style:name="Competition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Voting" style:family="table">
      <style:table-properties style:width="6.925in" table:align="margins"/>
    </style:style>
    <style:style style:name="Voting.A" style:family="table-column">
      <style:table-column-properties style:column-width="2.3083in" style:rel-column-width="21845*"/>
    </style:style>
    <style:style style:name="Voting.A1" style:family="table-cell">
      <style:table-cell-properties fo:padding="0.0382in" fo:border-left="0.05pt solid #000000" fo:border-right="none" fo:border-top="0.05pt solid #000000" fo:border-bottom="0.05pt solid #000000"/>
    </style:style>
    <style:style style:name="Voting.C1" style:family="table-cell">
      <style:table-cell-properties fo:padding="0.0382in" fo:border="0.05pt solid #000000"/>
    </style:style>
    <style:style style:name="Voting.A2" style:family="table-cell">
      <style:table-cell-properties fo:padding="0.0382in" fo:border-left="0.05pt solid #000000" fo:border-right="none" fo:border-top="none" fo:border-bottom="0.05pt solid #000000"/>
    </style:style>
    <style:style style:name="Voting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36729" officeooo:paragraph-rsid="00136729"/>
    </style:style>
    <style:style style:name="P2" style:family="paragraph" style:parent-style-name="Text_20_body">
      <style:text-properties officeooo:paragraph-rsid="00136729"/>
    </style:style>
    <style:style style:name="P3" style:family="paragraph" style:parent-style-name="Table_20_Contents">
      <style:text-properties officeooo:rsid="00136729" officeooo:paragraph-rsid="00136729"/>
    </style:style>
    <style:style style:name="P4" style:family="paragraph" style:parent-style-name="Table_20_Contents">
      <style:text-properties style:text-underline-style="solid" style:text-underline-width="auto" style:text-underline-color="font-color" officeooo:rsid="00136729" officeooo:paragraph-rsid="00136729"/>
    </style:style>
    <style:style style:name="P5" style:family="paragraph" style:parent-style-name="Table_20_Contents">
      <style:text-properties officeooo:rsid="001394af" officeooo:paragraph-rsid="001394af"/>
    </style:style>
    <style:style style:name="P6" style:family="paragraph" style:parent-style-name="Heading_20_1">
      <style:text-properties officeooo:rsid="00136729" officeooo:paragraph-rsid="00136729"/>
    </style:style>
    <style:style style:name="T1" style:family="text">
      <style:text-properties officeooo:rsid="001367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ab/><text:span text:style-name="T1">Relational Model</text:span></text:p>
      <text:p text:style-name="Text_20_body"/>
      <text:h text:style-name="Heading_20_1" text:outline-level="1">1. <text:span text:style-name="T1">Credential Table</text:span></text:h>
      <table:table table:name="Credential_table" table:style-name="Credential_5f_table">
        <table:table-column table:style-name="Credential_5f_table.A"/>
        <table:table-column table:style-name="Credential_5f_table.B"/>
        <table:table-column table:style-name="Credential_5f_table.A"/>
        <table:table-column table:style-name="Credential_5f_table.B" table:number-columns-repeated="2"/>
        <table:table-column table:style-name="Credential_5f_table.A"/>
        <table:table-row>
          <table:table-cell table:style-name="Credential_5f_table.A1" office:value-type="string">
            <text:p text:style-name="P4">User_name</text:p>
          </table:table-cell>
          <table:table-cell table:style-name="Credential_5f_table.A1" office:value-type="string">
            <text:p text:style-name="P3">Password</text:p>
          </table:table-cell>
          <table:table-cell table:style-name="Credential_5f_table.A1" office:value-type="string">
            <text:p text:style-name="P3">Email</text:p>
          </table:table-cell>
          <table:table-cell table:style-name="Credential_5f_table.A1" office:value-type="string">
            <text:p text:style-name="P3">First Name</text:p>
          </table:table-cell>
          <table:table-cell table:style-name="Credential_5f_table.A1" office:value-type="string">
            <text:p text:style-name="P3">Last Name</text:p>
          </table:table-cell>
          <table:table-cell table:style-name="Credential_5f_table.F1" office:value-type="string">
            <text:p text:style-name="P3">Type</text:p>
          </table:table-cell>
        </table:table-row>
        <table:table-row>
          <table:table-cell table:style-name="Credential_5f_table.A2" office:value-type="string">
            <text:p text:style-name="Table_20_Contents"/>
          </table:table-cell>
          <table:table-cell table:style-name="Credential_5f_table.A2" office:value-type="string">
            <text:p text:style-name="Table_20_Contents"/>
          </table:table-cell>
          <table:table-cell table:style-name="Credential_5f_table.A2" office:value-type="string">
            <text:p text:style-name="Table_20_Contents"/>
          </table:table-cell>
          <table:table-cell table:style-name="Credential_5f_table.A2" office:value-type="string">
            <text:p text:style-name="Table_20_Contents"/>
          </table:table-cell>
          <table:table-cell table:style-name="Credential_5f_table.A2" office:value-type="string">
            <text:p text:style-name="Table_20_Contents"/>
          </table:table-cell>
          <table:table-cell table:style-name="Credential_5f_table.F2" office:value-type="string">
            <text:p text:style-name="Table_20_Contents"/>
          </table:table-cell>
        </table:table-row>
      </table:table>
      <text:p text:style-name="Text_20_body"/>
      <text:h text:style-name="P6" text:outline-level="1">2. Host</text:h>
      <table:table table:name="Host" table:style-name="Host">
        <table:table-column table:style-name="Host.A" table:number-columns-repeated="2"/>
        <table:table-column table:style-name="Host.C"/>
        <table:table-column table:style-name="Host.A"/>
        <table:table-column table:style-name="Host.C"/>
        <table:table-row>
          <table:table-cell table:style-name="Host.A1" office:value-type="string">
            <text:p text:style-name="P4">HID</text:p>
          </table:table-cell>
          <table:table-cell table:style-name="Host.A1" office:value-type="string">
            <text:p text:style-name="P3">Host_name </text:p>
          </table:table-cell>
          <table:table-cell table:style-name="Host.A1" office:value-type="string">
            <text:p text:style-name="P3">Brief_desc</text:p>
          </table:table-cell>
          <table:table-cell table:style-name="Host.A1" office:value-type="string">
            <text:p text:style-name="P3">Phone_no</text:p>
          </table:table-cell>
          <table:table-cell table:style-name="Host.E1" office:value-type="string">
            <text:p text:style-name="P3">User_name</text:p>
          </table:table-cell>
        </table:table-row>
        <table:table-row>
          <table:table-cell table:style-name="Host.A2" office:value-type="string">
            <text:p text:style-name="Table_20_Contents"/>
          </table:table-cell>
          <table:table-cell table:style-name="Host.A2" office:value-type="string">
            <text:p text:style-name="Table_20_Contents"/>
          </table:table-cell>
          <table:table-cell table:style-name="Host.A2" office:value-type="string">
            <text:p text:style-name="Table_20_Contents"/>
          </table:table-cell>
          <table:table-cell table:style-name="Host.A2" office:value-type="string">
            <text:p text:style-name="Table_20_Contents"/>
          </table:table-cell>
          <table:table-cell table:style-name="Host.E2" office:value-type="string">
            <text:p text:style-name="Table_20_Contents"/>
          </table:table-cell>
        </table:table-row>
      </table:table>
      <text:p text:style-name="P1"/>
      <text:h text:style-name="P6" text:outline-level="1">3. User</text:h>
      <table:table table:name="User_Data" table:style-name="User_5f_Data">
        <table:table-column table:style-name="User_5f_Data.A" table:number-columns-repeated="2"/>
        <table:table-column table:style-name="User_5f_Data.C" table:number-columns-repeated="6"/>
        <table:table-row>
          <table:table-cell table:style-name="User_5f_Data.A1" office:value-type="string">
            <text:p text:style-name="P4">UID</text:p>
          </table:table-cell>
          <table:table-cell table:style-name="User_5f_Data.A1" office:value-type="string">
            <text:p text:style-name="P3">About Me</text:p>
          </table:table-cell>
          <table:table-cell table:style-name="User_5f_Data.A1" office:value-type="string">
            <text:p text:style-name="P3">Phone </text:p>
          </table:table-cell>
          <table:table-cell table:style-name="User_5f_Data.A1" office:value-type="string">
            <text:p text:style-name="P3">Age</text:p>
          </table:table-cell>
          <table:table-cell table:style-name="User_5f_Data.A1" office:value-type="string">
            <text:p text:style-name="P3">Gender</text:p>
          </table:table-cell>
          <table:table-cell table:style-name="User_5f_Data.A1" office:value-type="string">
            <text:p text:style-name="P3">Photo</text:p>
          </table:table-cell>
          <table:table-cell table:style-name="User_5f_Data.A1" office:value-type="string">
            <text:p text:style-name="P3">Portfolio_link</text:p>
          </table:table-cell>
          <table:table-cell table:style-name="User_5f_Data.H1" office:value-type="string">
            <text:p text:style-name="P3">User_name</text:p>
          </table:table-cell>
        </table:table-row>
        <table:table-row>
          <table:table-cell table:style-name="User_5f_Data.A2" office:value-type="string">
            <text:p text:style-name="Table_20_Contents"/>
          </table:table-cell>
          <table:table-cell table:style-name="User_5f_Data.A2" office:value-type="string">
            <text:p text:style-name="Table_20_Contents"/>
          </table:table-cell>
          <table:table-cell table:style-name="User_5f_Data.A2" office:value-type="string">
            <text:p text:style-name="Table_20_Contents"/>
          </table:table-cell>
          <table:table-cell table:style-name="User_5f_Data.A2" office:value-type="string">
            <text:p text:style-name="Table_20_Contents"/>
          </table:table-cell>
          <table:table-cell table:style-name="User_5f_Data.A2" office:value-type="string">
            <text:p text:style-name="Table_20_Contents"/>
          </table:table-cell>
          <table:table-cell table:style-name="User_5f_Data.A2" office:value-type="string">
            <text:p text:style-name="Table_20_Contents"/>
          </table:table-cell>
          <table:table-cell table:style-name="User_5f_Data.A2" office:value-type="string">
            <text:p text:style-name="Table_20_Contents"/>
          </table:table-cell>
          <table:table-cell table:style-name="User_5f_Data.H2" office:value-type="string">
            <text:p text:style-name="Table_20_Contents"/>
            <text:p text:style-name="Table_20_Contents"/>
          </table:table-cell>
        </table:table-row>
      </table:table>
      <text:p text:style-name="P2"/>
      <text:h text:style-name="P6" text:outline-level="1">4. Competition</text:h>
      <table:table table:name="Competition" table:style-name="Competition">
        <table:table-column table:style-name="Competition.A"/>
        <table:table-column table:style-name="Competition.B" table:number-columns-repeated="6"/>
        <table:table-row>
          <table:table-cell table:style-name="Competition.A1" office:value-type="string">
            <text:p text:style-name="P3">CID</text:p>
          </table:table-cell>
          <table:table-cell table:style-name="Competition.A1" office:value-type="string">
            <text:p text:style-name="P3">Name</text:p>
          </table:table-cell>
          <table:table-cell table:style-name="Competition.A1" office:value-type="string">
            <text:p text:style-name="P3">Theme</text:p>
          </table:table-cell>
          <table:table-cell table:style-name="Competition.A1" office:value-type="string">
            <text:p text:style-name="P3">Prize</text:p>
          </table:table-cell>
          <table:table-cell table:style-name="Competition.A1" office:value-type="string">
            <text:p text:style-name="P3">SubDeadline</text:p>
          </table:table-cell>
          <table:table-cell table:style-name="Competition.A1" office:value-type="string">
            <text:p text:style-name="P3">ResDeadline</text:p>
          </table:table-cell>
          <table:table-cell table:style-name="Competition.G1" office:value-type="string">
            <text:p text:style-name="P3">Host_name</text:p>
          </table:table-cell>
        </table:table-row>
        <table:table-row>
          <table:table-cell table:style-name="Competition.A2" office:value-type="string">
            <text:p text:style-name="Table_20_Contents"/>
          </table:table-cell>
          <table:table-cell table:style-name="Competition.A2" office:value-type="string">
            <text:p text:style-name="Table_20_Contents"/>
          </table:table-cell>
          <table:table-cell table:style-name="Competition.A2" office:value-type="string">
            <text:p text:style-name="Table_20_Contents"/>
          </table:table-cell>
          <table:table-cell table:style-name="Competition.A2" office:value-type="string">
            <text:p text:style-name="Table_20_Contents"/>
          </table:table-cell>
          <table:table-cell table:style-name="Competition.A2" office:value-type="string">
            <text:p text:style-name="Table_20_Contents"/>
          </table:table-cell>
          <table:table-cell table:style-name="Competition.A2" office:value-type="string">
            <text:p text:style-name="Table_20_Contents"/>
          </table:table-cell>
          <table:table-cell table:style-name="Competition.G2" office:value-type="string">
            <text:p text:style-name="Table_20_Contents"/>
          </table:table-cell>
        </table:table-row>
      </table:table>
      <text:p text:style-name="P2"/>
      <text:h text:style-name="P6" text:outline-level="1">5. User entry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Entry_ID</text:p>
          </table:table-cell>
          <table:table-cell table:style-name="Table1.A1" office:value-type="string">
            <text:p text:style-name="P3">User_name</text:p>
          </table:table-cell>
          <table:table-cell table:style-name="Table1.A1" office:value-type="string">
            <text:p text:style-name="P3">CID</text:p>
          </table:table-cell>
          <table:table-cell table:style-name="Table1.A1" office:value-type="string">
            <text:p text:style-name="P3">Photo</text:p>
          </table:table-cell>
          <table:table-cell table:style-name="Table1.E1" office:value-type="string">
            <text:p text:style-name="P3">Cap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2"/>
      <text:h text:style-name="P6" text:outline-level="1">6. Voting</text:h>
      <text:p text:style-name="P2"/>
      <table:table table:name="Voting" table:style-name="Voting">
        <table:table-column table:style-name="Voting.A" table:number-columns-repeated="3"/>
        <text:soft-page-break/>
        <table:table-row>
          <table:table-cell table:style-name="Voting.A1" office:value-type="string">
            <text:p text:style-name="P5">Vote_ID</text:p>
          </table:table-cell>
          <table:table-cell table:style-name="Voting.A1" office:value-type="string">
            <text:p text:style-name="P5">Vote_Count</text:p>
          </table:table-cell>
          <table:table-cell table:style-name="Voting.C1" office:value-type="string">
            <text:p text:style-name="P5">Entry_ID</text:p>
          </table:table-cell>
        </table:table-row>
        <table:table-row>
          <table:table-cell table:style-name="Voting.A2" office:value-type="string">
            <text:p text:style-name="Table_20_Contents"/>
          </table:table-cell>
          <table:table-cell table:style-name="Voting.A2" office:value-type="string">
            <text:p text:style-name="Table_20_Contents"/>
          </table:table-cell>
          <table:table-cell table:style-name="Voting.C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01:50:06.697202571</meta:creation-date>
    <meta:generator>LibreOffice/5.0.3.2$Linux_X86_64 LibreOffice_project/00m0$Build-2</meta:generator>
    <dc:date>2015-11-29T03:20:05.852708842</dc:date>
    <meta:editing-duration>PT58M9S</meta:editing-duration>
    <meta:editing-cycles>1</meta:editing-cycles>
    <meta:document-statistic meta:table-count="6" meta:image-count="0" meta:object-count="0" meta:page-count="2" meta:paragraph-count="41" meta:word-count="53" meta:character-count="330" meta:non-whitespace-character-count="315"/>
  </office:meta>
</office:document-meta>
</file>